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8919" officeooo:paragraph-rsid="00198919"/>
    </style:style>
    <style:style style:name="P2" style:family="paragraph" style:parent-style-name="Standard">
      <style:text-properties officeooo:rsid="00198919" officeooo:paragraph-rsid="001f82af"/>
    </style:style>
    <style:style style:name="P3" style:family="paragraph" style:parent-style-name="Standard">
      <style:text-properties fo:font-size="13pt" fo:font-weight="bold" officeooo:rsid="00198919" officeooo:paragraph-rsid="00198919" style:font-size-asian="13pt" style:font-weight-asian="bold" style:font-size-complex="13pt" style:font-weight-complex="bold"/>
    </style:style>
    <style:style style:name="P4" style:family="paragraph" style:parent-style-name="Standard">
      <style:text-properties officeooo:rsid="001d1f64" officeooo:paragraph-rsid="001d1f64"/>
    </style:style>
    <style:style style:name="P5" style:family="paragraph" style:parent-style-name="Heading_20_2">
      <style:text-properties fo:font-size="13pt" fo:font-weight="bold" officeooo:rsid="00198919" officeooo:paragraph-rsid="001f82af" style:font-size-asian="13pt" style:font-weight-asian="bold" style:font-size-complex="13pt" style:font-weight-complex="bold"/>
    </style:style>
    <style:style style:name="P6" style:family="paragraph" style:parent-style-name="Standard" style:list-style-name="L1">
      <style:text-properties officeooo:rsid="001f82af" officeooo:paragraph-rsid="001f82af"/>
    </style:style>
    <style:style style:name="P7" style:family="paragraph" style:parent-style-name="Standard" style:list-style-name="L1">
      <style:text-properties officeooo:rsid="001f82af" officeooo:paragraph-rsid="0024879b"/>
    </style:style>
    <style:style style:name="P8" style:family="paragraph" style:parent-style-name="Standard" style:list-style-name="L1">
      <style:text-properties officeooo:rsid="00198919" officeooo:paragraph-rsid="00198919"/>
    </style:style>
    <style:style style:name="P9" style:family="paragraph" style:parent-style-name="Standard" style:list-style-name="L2">
      <style:text-properties officeooo:paragraph-rsid="00235d68"/>
    </style:style>
    <style:style style:name="P10" style:family="paragraph" style:parent-style-name="Standard" style:list-style-name="L2">
      <style:text-properties officeooo:rsid="001bae02" officeooo:paragraph-rsid="001bae02"/>
    </style:style>
    <style:style style:name="P11" style:family="paragraph" style:parent-style-name="Standard" style:list-style-name="L2">
      <style:text-properties officeooo:rsid="001cecb6" officeooo:paragraph-rsid="001cecb6"/>
    </style:style>
    <style:style style:name="P12" style:family="paragraph" style:parent-style-name="Standard" style:list-style-name="L2">
      <style:text-properties officeooo:rsid="001cecb6" officeooo:paragraph-rsid="00235d68"/>
    </style:style>
    <style:style style:name="P13" style:family="paragraph" style:parent-style-name="Standard" style:list-style-name="L2">
      <style:text-properties officeooo:rsid="001cecb6" officeooo:paragraph-rsid="0023994b"/>
    </style:style>
    <style:style style:name="P14" style:family="paragraph" style:parent-style-name="Standard" style:list-style-name="L2">
      <style:text-properties officeooo:rsid="001d1f64" officeooo:paragraph-rsid="001d1f64"/>
    </style:style>
    <style:style style:name="P15" style:family="paragraph" style:parent-style-name="Standard" style:list-style-name="L1">
      <style:text-properties officeooo:rsid="00268626" officeooo:paragraph-rsid="0026862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35fc" style:font-weight-asian="bold" style:font-weight-complex="bold"/>
    </style:style>
    <style:style style:name="T3" style:family="text">
      <style:text-properties officeooo:rsid="001a35fc"/>
    </style:style>
    <style:style style:name="T4" style:family="text">
      <style:text-properties officeooo:rsid="001c0059"/>
    </style:style>
    <style:style style:name="T5" style:family="text">
      <style:text-properties officeooo:rsid="001cecb6"/>
    </style:style>
    <style:style style:name="T6" style:family="text">
      <style:text-properties officeooo:rsid="001edbb0"/>
    </style:style>
    <style:style style:name="T7" style:family="text">
      <style:text-properties officeooo:rsid="001f82af"/>
    </style:style>
    <style:style style:name="T8" style:family="text">
      <style:text-properties officeooo:rsid="00235d68"/>
    </style:style>
    <style:style style:name="T9" style:family="text">
      <style:text-properties officeooo:rsid="0023994b"/>
    </style:style>
    <style:style style:name="T10" style:family="text">
      <style:text-properties officeooo:rsid="002487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Prerequisites.</text:h>
      <text:p text:style-name="P2"><text:span text:style-name="T7">To make the most of this micro-course, basic knowledge of the following topics is required</text:span>:</text:p>
      <text:list xml:id="list8350159449814957346" text:style-name="L1">
        <text:list-item>
          <text:p text:style-name="P6">Python numpy.</text:p>
        </text:list-item>
        <text:list-item>
          <text:p text:style-name="P6">Python functional programing: lambda functions, map, iterators.</text:p>
        </text:list-item>
        <text:list-item>
          <text:p text:style-name="P7">Neural networks fundamentals (<text:span text:style-name="T10">see </text:span><text:a xlink:type="simple" xlink:href="http://cs231n.github.io/" text:style-name="Internet_20_link" text:visited-style-name="Visited_20_Internet_20_Link"><text:span text:style-name="T10">http://cs231n.github.io/</text:span></text:a><text:span text:style-name="T10"> if needed</text:span>). </text:p>
        </text:list-item>
      </text:list>
      <text:p text:style-name="P3"/>
      <text:p text:style-name="P3">Installation.</text:p>
      <text:p text:style-name="P3"/>
      <text:p text:style-name="P1">During this micro-course we will be using python (3.6 preferred) and the following packages and its dependencies:</text:p>
      <text:list xml:id="list225653016958966" text:continue-numbering="true" text:style-name="L1">
        <text:list-item>
          <text:p text:style-name="P8">Tensorflow &gt;1.4</text:p>
        </text:list-item>
        <text:list-item>
          <text:p text:style-name="P8">Keras &gt;2.0</text:p>
        </text:list-item>
        <text:list-item>
          <text:p text:style-name="P8">scikit-learn</text:p>
        </text:list-item>
        <text:list-item>
          <text:p text:style-name="P8">scikit-image</text:p>
        </text:list-item>
        <text:list-item>
          <text:p text:style-name="P15">hdf5</text:p>
        </text:list-item>
      </text:list>
      <text:p text:style-name="P1">All them can be installed using pip. If GPU version of tensorflow desired, cuda and cudnn installation have to be done manually. Installation is detailed in <text:a xlink:type="simple" xlink:href="https://www.tensorflow.org/install/" text:style-name="Internet_20_link" text:visited-style-name="Visited_20_Internet_20_Link">https://www.tensorflow.org/install/</text:a></text:p>
      <text:p text:style-name="P1">However, the easiest way to proceed is to install <text:span text:style-name="T2">A</text:span><text:span text:style-name="T1">naconda</text:span>, a python virtual environment<text:span text:style-name="T6">s</text:span> system that will allow for automatic installation of all this packages included cuda. <text:span text:style-name="T3">The next paragraphs will describe how to set up your machine using Anaconda.</text:span></text:p>
      <text:p text:style-name="P1"/>
      <text:list xml:id="list4392832076479311202" text:style-name="L2">
        <text:list-item>
          <text:p text:style-name="P10">Go to <text:a xlink:type="simple" xlink:href="https://www.anaconda.com/download/#linux" text:style-name="Internet_20_link" text:visited-style-name="Visited_20_Internet_20_Link">https://www.anaconda.com/download/#linux</text:a> and download Ananconda-XXXXX.sh</text:p>
        </text:list-item>
        <text:list-item>
          <text:p text:style-name="P10">Execute “ bash Ananconda-XXXXX.sh”</text:p>
          <text:list>
            <text:list-item>
              <text:p text:style-name="P10">Read license (press space bar several times to go faster) and accept terms.</text:p>
            </text:list-item>
            <text:list-item>
              <text:p text:style-name="P10">Indicate the path were Anaconda will be installed.</text:p>
            </text:list-item>
            <text:list-item>
              <text:p text:style-name="P10">If you want to set Anaconda as your default Python, let <text:span text:style-name="T4">A</text:span>naconda add <text:span text:style-name="T4">it </text:span>to your $PATH <text:span text:style-name="T4">in</text:span> .bashrc <text:span text:style-name="T4">file</text:span>. <text:span text:style-name="T5">Otherwise, you will need to use /path/to/ananconda/bin/activate to load environments</text:span></text:p>
            </text:list-item>
          </text:list>
        </text:list-item>
        <text:list-item>
          <text:p text:style-name="P11">Create an environment <text:s/>“conda create -n myEnvironment” or “/path/to/ananconda/bin/<text:span text:style-name="T6">conda</text:span> create -n myEnvironment”</text:p>
        </text:list-item>
        <text:list-item>
          <text:p text:style-name="P11">Activate environment “source activate <text:s/>myEnvironment” or “source /path/to/ananconda/bin/activate myEnvironment”</text:p>
        </text:list-item>
        <text:list-item>
          <text:p text:style-name="P11">Install packages:</text:p>
          <text:list>
            <text:list-item>
              <text:p text:style-name="P9"><text:span text:style-name="T5">“conda install -c anaconda tensorflow” or if GPU available, “ conda install -c anaconda tensorflow-gpu” NOTE: make sure you have nvidia drivers installed if you want to use tensorflow-gpu. For ubuntu </text:span>sudo “apt-get install nvidia-<text:span text:style-name="T8">XXX”</text:span></text:p>
            </text:list-item>
            <text:list-item>
              <text:p text:style-name="P12">“conda install -c anaconda keras”</text:p>
            </text:list-item>
            <text:list-item>
              <text:p text:style-name="P11">“conda install scikit-learn”</text:p>
            </text:list-item>
            <text:list-item>
              <text:p text:style-name="P11">“conda install scikit-image”</text:p>
            </text:list-item>
            <text:list-item>
              <text:p text:style-name="P13">“conda install <text:span text:style-name="T9">hdf5</text:span>”</text:p>
            </text:list-item>
          </text:list>
        </text:list-item>
        <text:list-item>
          <text:p text:style-name="P11">Check if installation was successful.</text:p>
          <text:list>
            <text:list-item>
              <text:p text:style-name="P11">Launch python: “python”</text:p>
            </text:list-item>
            <text:list-item>
              <text:p text:style-name="P14">“import tensorflow as tf”</text:p>
            </text:list-item>
            <text:list-item>
              <text:p text:style-name="P14">“s=tf.Session()”</text:p>
            </text:list-item>
          </text:list>
        </text:list-item>
        <text:list-item>
          <text:p text:style-name="P14">If no errors, installation has been completed.</text:p>
        </text:list-item>
      </text:list>
      <text:p text:style-name="P4"/>
      <text:h text:style-name="P5" text:outline-level="2"><text:soft-page-break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14:07:51.903732404</meta:creation-date>
    <dc:date>2018-06-19T22:56:51.694809274</dc:date>
    <meta:editing-duration>PT3H56M3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2" meta:paragraph-count="32" meta:word-count="303" meta:character-count="2072" meta:non-whitespace-character-count="1824"/>
  </office:meta>
</office:document-meta>
</file>